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background-color="#ffff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6">Lab Experiment # 11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Subroutines Ahoy!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Calvin Ouellet-Ference</text:p>
      <text:p text:style-name="P7">A711643</text:p>
      <text:p text:style-name="P7">Mr. Markou</text:p>
      <text:p text:style-name="P7">Submitted on the 25<text:span text:style-name="T1">th</text:span> of November 2008 </text:p>
      <text:p text:style-name="P7">Completed on the 26<text:span text:style-name="T1">th</text:span> of November 2008 </text:p>
      <text:p text:style-name="P7"/>
      <text:p text:style-name="P7"/>
      <text:p text:style-name="P7"/>
      <text:p text:style-name="P3"><text:soft-page-break/></text:p>
      <text:p text:style-name="P3">1. Objectives</text:p>
      <text:p text:style-name="P4"/>
      <text:p text:style-name="P4">The objectives of this experiment were to get familiar with looping operations and indexing.</text:p>
      <text:p text:style-name="P4"/>
      <text:p text:style-name="P3">2. Step 1</text:p>
      <text:p text:style-name="P3">2.1 Source Code</text:p>
      <text:p text:style-name="P4"/>
      <text:p text:style-name="P4">; PROGRAM: 9_1.ASM</text:p>
      <text:p text:style-name="P4">;</text:p>
      <text:p text:style-name="P4">; AUTHOR: Calvin O. Ference</text:p>
      <text:p text:style-name="P4">;</text:p>
      <text:p text:style-name="P4">; DESCRIPTION: <text:s/>Looping and Indexing Ops</text:p>
      <text:p text:style-name="P4">; </text:p>
      <text:p text:style-name="P4">; </text:p>
      <text:p text:style-name="P4"/>
      <text:p text:style-name="P4"><text:s text:c="8"/>ASSUME<text:tab/>cs:code, ds:data</text:p>
      <text:p text:style-name="P4"/>
      <text:p text:style-name="P4">code <text:s text:c="3"/>SEGMENT</text:p>
      <text:p text:style-name="P4">main <text:s text:c="3"/>PROC <text:s text:c="2"/></text:p>
      <text:p text:style-name="P4"/>
      <text:p text:style-name="P4">init:<text:tab/>mov<text:tab/>ax,data</text:p>
      <text:p text:style-name="P4"><text:tab/>mov<text:tab/>ds,ax</text:p>
      <text:p text:style-name="P4"><text:tab/>mov<text:tab/>ax,0</text:p>
      <text:p text:style-name="P4"><text:tab/>mov<text:tab/>bx,0</text:p>
      <text:p text:style-name="P4"><text:tab/>mov<text:tab/>cx,0044h</text:p>
      <text:p text:style-name="P4"><text:tab/>mov<text:tab/>dx,0</text:p>
      <text:p text:style-name="P4"/>
      <text:p text:style-name="P4">stepa:<text:tab/>cmp<text:tab/>cx,30h<text:tab/>;random value</text:p>
      <text:p text:style-name="P4"><text:tab/>jb<text:tab/>stepb</text:p>
      <text:p text:style-name="P4"><text:tab/>add<text:tab/>ax,cx</text:p>
      <text:p text:style-name="P4"><text:tab/>adc<text:tab/>dx,0</text:p>
      <text:p text:style-name="P4"><text:tab/>add<text:tab/>cx,2</text:p>
      <text:p text:style-name="P4"><text:tab/>adc<text:tab/>bx,0</text:p>
      <text:p text:style-name="P4"><text:tab/>jmp<text:tab/>stepa</text:p>
      <text:p text:style-name="P4"><text:tab/></text:p>
      <text:p text:style-name="P4">stepb:<text:tab/>cmp<text:tab/>cx,875h</text:p>
      <text:p text:style-name="P4"><text:tab/>jae<text:tab/>shi</text:p>
      <text:p text:style-name="P4"><text:tab/>add<text:tab/>ax,cx</text:p>
      <text:p text:style-name="P4"><text:tab/>adc<text:tab/>dx,bx</text:p>
      <text:p text:style-name="P4"><text:tab/>add<text:tab/>cx,2</text:p>
      <text:p text:style-name="P4"><text:tab/>jmp<text:tab/>stepb</text:p>
      <text:p text:style-name="P4"><text:tab/><text:tab/><text:tab/><text:tab/></text:p>
      <text:p text:style-name="P4">shi:<text:tab/></text:p>
      <text:p text:style-name="P4"><text:tab/>mov<text:tab/>rez+2,ax</text:p>
      <text:p text:style-name="P4"><text:tab/>mov<text:tab/>rez,dx</text:p>
      <text:p text:style-name="P4"><text:tab/>mov<text:tab/>ax,4c00h</text:p>
      <text:p text:style-name="P4"><text:tab/>int<text:tab/>21h</text:p>
      <text:p text:style-name="P4"/>
      <text:p text:style-name="P4"><text:soft-page-break/>main<text:tab/>ENDP</text:p>
      <text:p text:style-name="P4">code<text:tab/>ENDS</text:p>
      <text:p text:style-name="P4"/>
      <text:p text:style-name="P4">data<text:tab/>SEGMENT</text:p>
      <text:p text:style-name="P4">rez<text:tab/>dw<text:tab/>0,0</text:p>
      <text:p text:style-name="P4">data<text:tab/>ENDS</text:p>
      <text:p text:style-name="P4"/>
      <text:p text:style-name="P4"><text:tab/><text:tab/>END</text:p>
      <text:p text:style-name="P4"/>
      <text:p text:style-name="P3">2.2. List File</text:p>
      <text:p text:style-name="P4"/>
      <text:p text:style-name="P4">Microsoft (R) Macro Assembler Version 6.11d<text:tab/><text:tab/> <text:s text:c="3"/>11/11/08 17:36:37</text:p>
      <text:p text:style-name="P4">9_1.asm<text:tab/><text:tab/><text:tab/><text:tab/><text:tab/><text:tab/><text:tab/> <text:s text:c="4"/>Page 1 - 1</text:p>
      <text:p text:style-name="P4"/>
      <text:p text:style-name="P4"/>
      <text:p text:style-name="P4"><text:tab/><text:tab/><text:tab/><text:tab/>; PROGRAM: 9_1.ASM</text:p>
      <text:p text:style-name="P4"><text:tab/><text:tab/><text:tab/><text:tab/>;</text:p>
      <text:p text:style-name="P4"><text:tab/><text:tab/><text:tab/><text:tab/>; AUTHOR: Calvin O. Ference</text:p>
      <text:p text:style-name="P4"><text:tab/><text:tab/><text:tab/><text:tab/>;</text:p>
      <text:p text:style-name="P4"><text:tab/><text:tab/><text:tab/><text:tab/>; DESCRIPTION: <text:s/>Looping and Indexing Ops</text:p>
      <text:p text:style-name="P4"><text:tab/><text:tab/><text:tab/><text:tab/>; </text:p>
      <text:p text:style-name="P4"><text:tab/><text:tab/><text:tab/><text:tab/>; </text:p>
      <text:p text:style-name="P4"/>
      <text:p text:style-name="P4"><text:tab/><text:tab/><text:tab/><text:tab/> <text:s text:c="7"/>ASSUME<text:tab/>cs:code, ds:data</text:p>
      <text:p text:style-name="P4"/>
      <text:p text:style-name="P4"><text:s/>0000<text:tab/><text:tab/><text:tab/><text:tab/>code <text:s text:c="3"/>SEGMENT</text:p>
      <text:p text:style-name="P4"><text:s/>0000<text:tab/><text:tab/><text:tab/><text:tab/>main <text:s text:c="3"/>PROC <text:s text:c="2"/></text:p>
      <text:p text:style-name="P4"/>
      <text:p text:style-name="P4"><text:s/>0000 <text:s/>B8 ---- R<text:tab/><text:tab/>init:<text:tab/>mov<text:tab/>ax,data</text:p>
      <text:p text:style-name="P4"><text:s/>0003 <text:s/>8E D8<text:tab/><text:tab/><text:tab/><text:tab/>mov<text:tab/>ds,ax</text:p>
      <text:p text:style-name="P4"><text:s/>0005 <text:s/>B8 0000<text:tab/><text:tab/><text:tab/><text:tab/>mov<text:tab/>ax,0</text:p>
      <text:p text:style-name="P4"><text:s/>0008 <text:s/>BB 0000<text:tab/><text:tab/><text:tab/><text:tab/>mov<text:tab/>bx,0</text:p>
      <text:p text:style-name="P4"><text:s/>000B <text:s/>B9 0044<text:tab/><text:tab/><text:tab/><text:tab/>mov<text:tab/>cx,0044h</text:p>
      <text:p text:style-name="P4"><text:s/>000E <text:s/>BA 0000<text:tab/><text:tab/><text:tab/><text:tab/>mov<text:tab/>dx,0</text:p>
      <text:p text:style-name="P4"/>
      <text:p text:style-name="P4"><text:s/>0011 <text:s/>83 F9 30<text:tab/><text:tab/><text:tab/>stepa:<text:tab/>cmp<text:tab/>cx,30h<text:tab/>;random value</text:p>
      <text:p text:style-name="P4"><text:s/>0014 <text:s/>72 0D<text:tab/><text:tab/><text:tab/><text:tab/>jb<text:tab/>stepb</text:p>
      <text:p text:style-name="P4"><text:s/>0016 <text:s/>03 C1<text:tab/><text:tab/><text:tab/><text:tab/>add<text:tab/>ax,cx</text:p>
      <text:p text:style-name="P4"><text:s/>0018 <text:s/>83 D2 00<text:tab/><text:tab/><text:tab/><text:tab/>adc<text:tab/>dx,0</text:p>
      <text:p text:style-name="P4"><text:s/>001B <text:s/>83 C1 02<text:tab/><text:tab/><text:tab/><text:tab/>add<text:tab/>cx,2</text:p>
      <text:p text:style-name="P4"><text:s/>001E <text:s/>83 D3 00<text:tab/><text:tab/><text:tab/><text:tab/>adc<text:tab/>bx,0</text:p>
      <text:p text:style-name="P4"><text:s/>0021 <text:s/>EB EE<text:tab/><text:tab/><text:tab/><text:tab/>jmp<text:tab/>stepa</text:p>
      <text:p text:style-name="P4"><text:tab/><text:tab/><text:tab/><text:tab/><text:tab/></text:p>
      <text:p text:style-name="P4"><text:s/>0023 <text:s/>81 F9 0875<text:tab/><text:tab/>stepb:<text:tab/>cmp<text:tab/>cx,875h</text:p>
      <text:p text:style-name="P4"><text:s/>0027 <text:s/>73 09<text:tab/><text:tab/><text:tab/><text:tab/>jae<text:tab/>shi</text:p>
      <text:p text:style-name="P4"><text:s/>0029 <text:s/>03 C1<text:tab/><text:tab/><text:tab/><text:tab/>add<text:tab/>ax,cx</text:p>
      <text:p text:style-name="P4"><text:s/>002B <text:s/>13 D3<text:tab/><text:tab/><text:tab/><text:tab/>adc<text:tab/>dx,bx</text:p>
      <text:p text:style-name="P4"><text:s/>002D <text:s/>83 C1 02<text:tab/><text:tab/><text:tab/><text:tab/>add<text:tab/>cx,2</text:p>
      <text:p text:style-name="P4"><text:s/>0030 <text:s/>EB F1<text:tab/><text:tab/><text:tab/><text:tab/>jmp<text:tab/>stepb</text:p>
      <text:p text:style-name="P4"><text:soft-page-break/><text:tab/><text:tab/><text:tab/><text:tab/><text:tab/><text:tab/><text:tab/><text:tab/></text:p>
      <text:p text:style-name="P4"><text:s/>0032<text:tab/><text:tab/><text:tab/><text:tab/>shi:<text:tab/></text:p>
      <text:p text:style-name="P4"><text:s/>0032 <text:s/>A3 0002 R<text:tab/><text:tab/><text:tab/>mov<text:tab/>rez+2,ax</text:p>
      <text:p text:style-name="P4"><text:s/>0035 <text:s/>89 16 0000 R<text:tab/><text:tab/><text:tab/>mov<text:tab/>rez,dx</text:p>
      <text:p text:style-name="P4"><text:s/>0039 <text:s/>B8 4C00<text:tab/><text:tab/><text:tab/><text:tab/>mov<text:tab/>ax,4c00h</text:p>
      <text:p text:style-name="P4"><text:s/>003C <text:s/>CD 21<text:tab/><text:tab/><text:tab/><text:tab/>int<text:tab/>21h</text:p>
      <text:p text:style-name="P4"/>
      <text:p text:style-name="P4"><text:s/>003E<text:tab/><text:tab/><text:tab/><text:tab/>main<text:tab/>ENDP</text:p>
      <text:p text:style-name="P4"><text:s/>003E<text:tab/><text:tab/><text:tab/><text:tab/>code<text:tab/>ENDS</text:p>
      <text:p text:style-name="P4"/>
      <text:p text:style-name="P4"><text:s/>0000<text:tab/><text:tab/><text:tab/><text:tab/>data<text:tab/>SEGMENT</text:p>
      <text:p text:style-name="P4"><text:s/>0000 0000 0000<text:tab/><text:tab/><text:tab/>rez<text:tab/>dw<text:tab/>0,0</text:p>
      <text:p text:style-name="P4"><text:s/>0004<text:tab/><text:tab/><text:tab/><text:tab/>data<text:tab/>ENDS</text:p>
      <text:p text:style-name="P4"/>
      <text:p text:style-name="P4"><text:tab/><text:tab/><text:tab/><text:tab/><text:tab/><text:tab/>END</text:p>
      <text:p text:style-name="P4"/>
      <text:p text:style-name="P4">Microsoft (R) Macro Assembler Version 6.11d<text:tab/><text:tab/> <text:s text:c="3"/>11/11/08 17:36:37</text:p>
      <text:p text:style-name="P4">9_1.asm<text:tab/><text:tab/><text:tab/><text:tab/><text:tab/><text:tab/><text:tab/> <text:s text:c="4"/>Symbols 2 - 1</text:p>
      <text:p text:style-name="P4"/>
      <text:p text:style-name="P4"/>
      <text:p text:style-name="P4"/>
      <text:p text:style-name="P4"/>
      <text:p text:style-name="P4">Segments and Groups:</text:p>
      <text:p text:style-name="P4"/>
      <text:p text:style-name="P4"><text:s text:c="16"/>N a m e <text:s text:c="16"/>Size <text:s text:c="4"/>Length <text:s text:c="2"/>Align <text:s text:c="2"/>Combine Class</text:p>
      <text:p text:style-name="P4"/>
      <text:p text:style-name="P4">code . . . . . . . . . . . . . .<text:tab/>16 Bit<text:tab/> 003E<text:tab/> <text:s/>Para<text:tab/> <text:s/>Private </text:p>
      <text:p text:style-name="P4">data . . . . . . . . . . . . . .<text:tab/>16 Bit<text:tab/> 0004<text:tab/> <text:s/>Para<text:tab/> <text:s/>Private </text:p>
      <text:p text:style-name="P4"/>
      <text:p text:style-name="P4"/>
      <text:p text:style-name="P4">Procedures, <text:s/>parameters and locals:</text:p>
      <text:p text:style-name="P4"/>
      <text:p text:style-name="P4"><text:s text:c="16"/>N a m e <text:s text:c="16"/>Type <text:s text:c="4"/>Value <text:s text:c="3"/>Attr</text:p>
      <text:p text:style-name="P4"/>
      <text:p text:style-name="P4">main . . . . . . . . . . . . . .<text:tab/>P Near<text:tab/> 0000<text:tab/> <text:s/>code<text:tab/>Length= 003E Public</text:p>
      <text:p text:style-name="P4"><text:s text:c="2"/>init . . . . . . . . . . . . .<text:tab/>L Near<text:tab/> 0000<text:tab/> <text:s/>code<text:tab/></text:p>
      <text:p text:style-name="P4"><text:s text:c="2"/>stepa <text:s/>. . . . . . . . . . . .<text:tab/>L Near<text:tab/> 0011<text:tab/> <text:s/>code<text:tab/></text:p>
      <text:p text:style-name="P4"><text:s text:c="2"/>stepb <text:s/>. . . . . . . . . . . .<text:tab/>L Near<text:tab/> 0023<text:tab/> <text:s/>code<text:tab/></text:p>
      <text:p text:style-name="P4"><text:s text:c="2"/>shi <text:s/>. . . . . . . . . . . . .<text:tab/>L Near<text:tab/> 0032<text:tab/> <text:s/>code<text:tab/></text:p>
      <text:p text:style-name="P4"/>
      <text:p text:style-name="P4"/>
      <text:p text:style-name="P4">Symbols:</text:p>
      <text:p text:style-name="P4"/>
      <text:p text:style-name="P4"><text:s text:c="16"/>N a m e <text:s text:c="16"/>Type <text:s text:c="4"/>Value <text:s text:c="3"/>Attr</text:p>
      <text:p text:style-name="P4"/>
      <text:p text:style-name="P4">rez <text:s/>. . . . . . . . . . . . . .<text:tab/>Word<text:tab/> 0000<text:tab/> <text:s/>data<text:tab/></text:p>
      <text:p text:style-name="P4"/>
      <text:p text:style-name="P4"><text:tab/> <text:s text:c="2"/>0 Warnings</text:p>
      <text:p text:style-name="P4"><text:tab/> <text:s text:c="2"/>0 Errors</text:p>
      <text:p text:style-name="P3"><text:soft-page-break/>2.3 Flow Char</text:p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.4 Results</text:p>
      <text:p text:style-name="P4"/>
      <text:p text:style-name="P4">Capture file written by TCAP 3.0, TCAP Copyright(c) 1998 Tim Kannel</text:p>
      <text:p text:style-name="P4"/>
      <text:p text:style-name="P4">G:\ELECTR~1\SEMEST~1\243-31~1\LAB9~1\1&gt;debug 9_1.exe</text:p>
      <text:p text:style-name="P4">-d</text:p>
      <text:p text:style-name="P4">1621:0000 <text:s/>B8 25 16 8E D8 B8 00 00-BB 00 00 B9 44 00 BA 00 <text:s text:c="2"/>.%..........D...</text:p>
      <text:p text:style-name="P4">1621:0010 <text:s/>00 83 F9 30 72 0D 03 C1-83 D2 00 83 C1 02 83 D3 <text:s text:c="2"/>...0r...........</text:p>
      <text:p text:style-name="P4">1621:0020 <text:s/>00 EB EE 81 F9 75 08 73-09 03 C1 13 D3 83 C1 02 <text:s text:c="2"/>.....u.s........</text:p>
      <text:p text:style-name="P4">1621:0030 <text:s/>EB F1 A3 02 00 89 16 00-00 B8 00 4C CD 21 00 00 <text:s text:c="2"/>...........L.!..</text:p>
      <text:p text:style-name="P3"><text:span text:style-name="T2">1621:0040 <text:s/></text:span><text:span text:style-name="T3">00 00 00 00</text:span><text:span text:style-name="T2"> 00 00 00 00-00 00 00 00 00 00 00 00 <text:s text:c="2"/>................</text:span></text:p>
      <text:p text:style-name="P4">1621:0050 <text:s/>00 00 00 00 00 00 00 00-00 00 00 00 00 00 00 00 <text:s text:c="2"/>................</text:p>
      <text:p text:style-name="P4">1621:0060 <text:s/>00 00 00 00 00 00 00 00-00 00 00 00 00 00 00 00 <text:s text:c="2"/>................</text:p>
      <text:p text:style-name="P4">1621:0070 <text:s/>00 00 00 00 00 00 00 00-00 00 00 00 00 00 00 00 <text:s text:c="2"/>................</text:p>
      <text:p text:style-name="P4">-g</text:p>
      <text:p text:style-name="P4"/>
      <text:p text:style-name="P4">Program terminated normally</text:p>
      <text:p text:style-name="P4">-d cs:0</text:p>
      <text:p text:style-name="P4">1621:0000 <text:s/>B8 25 16 8E D8 B8 00 00-BB 00 00 B9 44 00 BA 00 <text:s text:c="2"/>.%..........D...</text:p>
      <text:p text:style-name="P4">1621:0010 <text:s/>00 83 F9 30 72 0D 03 C1-83 D2 00 83 C1 02 83 D3 <text:s text:c="2"/>...0r...........</text:p>
      <text:p text:style-name="P4">1621:0020 <text:s/>00 EB EE 81 F9 75 08 73-09 03 C1 13 D3 83 C1 02 <text:s text:c="2"/>.....u.s........</text:p>
      <text:p text:style-name="P4">1621:0030 <text:s/>EB F1 A3 02 00 89 16 00-00 B8 00 4C CD 21 00 00 <text:s text:c="2"/>...........L.!..</text:p>
      <text:p text:style-name="P3"><text:span text:style-name="T2">1621:0040 <text:s/></text:span><text:span text:style-name="T3">4C 44 FC 5C</text:span><text:span text:style-name="T2"> 00 00 00 00-00 00 00 00 00 00 00 00 <text:s text:c="2"/>LD.\............</text:span></text:p>
      <text:p text:style-name="P4">1621:0050 <text:s/>00 00 00 00 00 00 00 00-00 00 00 00 00 00 00 00 <text:s text:c="2"/>................</text:p>
      <text:p text:style-name="P4">1621:0060 <text:s/>00 00 00 00 00 00 00 00-00 00 00 00 00 00 00 00 <text:s text:c="2"/>................</text:p>
      <text:p text:style-name="P4">1621:0070 <text:s/>00 00 00 00 00 00 00 00-00 00 00 00 00 00 00 00 <text:s text:c="2"/>................</text:p>
      <text:p text:style-name="P4">-q</text:p>
      <text:p text:style-name="P4"/>
      <text:p text:style-name="P4">G:\ELECTR~1\SEMEST~1\243-31~1\LAB9~1\1&gt;tcap/u</text:p>
      <text:p text:style-name="P4"/>
      <text:p text:style-name="P4"/>
      <text:p text:style-name="P4">Final Answer<text:tab/>: 444C 5CFCh</text:p>
      <text:p text:style-name="P4">In Decimal<text:tab/>: 1,145,855,228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3. Step 2</text:p>
      <text:p text:style-name="P2">3.1 Source Code</text:p>
      <text:p text:style-name="P2"/>
      <text:p text:style-name="P1">; PROGRAM: 9_2.ASM</text:p>
      <text:p text:style-name="P1">;</text:p>
      <text:p text:style-name="P1">; AUTHOR: Calvin O. Ference</text:p>
      <text:p text:style-name="P1">;</text:p>
      <text:p text:style-name="P1">; DESCRIPTION: <text:s/>Looping and Indexing Ops</text:p>
      <text:p text:style-name="P1"/>
      <text:p text:style-name="P1"><text:s text:c="8"/>ASSUME<text:tab/>cs:code, ds:data</text:p>
      <text:p text:style-name="P1"/>
      <text:p text:style-name="P1">code <text:s text:c="3"/>SEGMENT</text:p>
      <text:p text:style-name="P1">main <text:s text:c="3"/>PROC <text:s text:c="2"/></text:p>
      <text:p text:style-name="P1"/>
      <text:p text:style-name="P1">init:<text:tab/>mov<text:tab/>ax,data</text:p>
      <text:p text:style-name="P1"><text:tab/>mov<text:tab/>ds,ax</text:p>
      <text:p text:style-name="P1"><text:tab/>mov<text:tab/>ax,0</text:p>
      <text:p text:style-name="P1"><text:tab/>mov<text:tab/>bx,0</text:p>
      <text:p text:style-name="P1"><text:tab/>mov<text:tab/>dx,0</text:p>
      <text:p text:style-name="P1"/>
      <text:p text:style-name="P1">parta:<text:tab/>mov<text:tab/>cx,51</text:p>
      <text:p text:style-name="P1"><text:tab/>inc<text:tab/>bx</text:p>
      <text:p text:style-name="P1"><text:tab/>cmp<text:tab/>bx,25</text:p>
      <text:p text:style-name="P1"><text:tab/>ja<text:tab/>shi</text:p>
      <text:p text:style-name="P1">partb:<text:tab/>add<text:tab/>ax,bx</text:p>
      <text:p text:style-name="P1"><text:tab/>adc<text:tab/>dx,0</text:p>
      <text:p text:style-name="P1"><text:tab/>add<text:tab/>ax,cx</text:p>
      <text:p text:style-name="P1"><text:tab/>adc<text:tab/>dx,0</text:p>
      <text:p text:style-name="P1"><text:tab/>add<text:tab/>ax,cx</text:p>
      <text:p text:style-name="P1"><text:tab/>adc<text:tab/>dx,0</text:p>
      <text:p text:style-name="P1"><text:tab/>inc<text:tab/>cx</text:p>
      <text:p text:style-name="P1"><text:tab/>cmp<text:tab/>cx,75</text:p>
      <text:p text:style-name="P1"><text:tab/>ja<text:tab/>parta</text:p>
      <text:p text:style-name="P1"><text:tab/>jbe<text:tab/>partb<text:tab/></text:p>
      <text:p text:style-name="P1"/>
      <text:p text:style-name="P1">shi:<text:tab/>xchg<text:tab/>al,ah</text:p>
      <text:p text:style-name="P1"><text:tab/>xchg<text:tab/>dl,dh</text:p>
      <text:p text:style-name="P1"><text:tab/>mov<text:tab/>rez+2,ax</text:p>
      <text:p text:style-name="P1"><text:tab/>mov<text:tab/>rez,dx</text:p>
      <text:p text:style-name="P1"><text:tab/>mov<text:tab/>ax,4c00h</text:p>
      <text:p text:style-name="P1"><text:tab/>int<text:tab/>21h</text:p>
      <text:p text:style-name="P1"/>
      <text:p text:style-name="P1">main<text:tab/>ENDP</text:p>
      <text:p text:style-name="P1">code<text:tab/>ENDS</text:p>
      <text:p text:style-name="P1"/>
      <text:p text:style-name="P1">data<text:tab/>SEGMENT</text:p>
      <text:p text:style-name="P1">rez<text:tab/>dw<text:tab/>0,0</text:p>
      <text:p text:style-name="P1">data<text:tab/>ENDS</text:p>
      <text:p text:style-name="P1"><text:tab/><text:tab/>END</text:p>
      <text:p text:style-name="P2"><text:soft-page-break/>3.2 List File</text:p>
      <text:p text:style-name="P1"/>
      <text:p text:style-name="P1">Microsoft (R) Macro Assembler Version 6.11d<text:tab/><text:tab/> <text:s text:c="3"/>11/05/08 16:02:06</text:p>
      <text:p text:style-name="P1">9_2.asm<text:tab/><text:tab/><text:tab/><text:tab/><text:tab/><text:tab/><text:tab/> <text:s text:c="4"/>Page 1 - 1</text:p>
      <text:p text:style-name="P1"/>
      <text:p text:style-name="P1"/>
      <text:p text:style-name="P1"><text:tab/><text:tab/><text:tab/><text:tab/>; PROGRAM: 9_2.ASM</text:p>
      <text:p text:style-name="P1"><text:tab/><text:tab/><text:tab/><text:tab/>;</text:p>
      <text:p text:style-name="P1"><text:tab/><text:tab/><text:tab/><text:tab/>; AUTHOR: Calvin O. Ference</text:p>
      <text:p text:style-name="P1"><text:tab/><text:tab/><text:tab/><text:tab/>;</text:p>
      <text:p text:style-name="P1"><text:tab/><text:tab/><text:tab/><text:tab/>; DESCRIPTION: <text:s/>Looping and Indexing Ops</text:p>
      <text:p text:style-name="P1"><text:tab/><text:tab/><text:tab/><text:tab/>; </text:p>
      <text:p text:style-name="P1"><text:tab/><text:tab/><text:tab/><text:tab/>; </text:p>
      <text:p text:style-name="P1"/>
      <text:p text:style-name="P1"><text:tab/><text:tab/><text:tab/><text:tab/> <text:s text:c="7"/>ASSUME<text:tab/>cs:code, ds:data</text:p>
      <text:p text:style-name="P1"/>
      <text:p text:style-name="P1"><text:s/>0000<text:tab/><text:tab/><text:tab/><text:tab/>code <text:s text:c="3"/>SEGMENT</text:p>
      <text:p text:style-name="P1"><text:s/>0000<text:tab/><text:tab/><text:tab/><text:tab/>main <text:s text:c="3"/>PROC <text:s text:c="2"/></text:p>
      <text:p text:style-name="P1"/>
      <text:p text:style-name="P1"><text:s/>0000 <text:s/>B8 ---- R<text:tab/><text:tab/>init:<text:tab/>mov<text:tab/>ax,data</text:p>
      <text:p text:style-name="P1"><text:s/>0003 <text:s/>8E D8<text:tab/><text:tab/><text:tab/><text:tab/>mov<text:tab/>ds,ax</text:p>
      <text:p text:style-name="P1"><text:s/>0005 <text:s/>B8 0000<text:tab/><text:tab/><text:tab/><text:tab/>mov<text:tab/>ax,0</text:p>
      <text:p text:style-name="P1"><text:s/>0008 <text:s/>BB 0000<text:tab/><text:tab/><text:tab/><text:tab/>mov<text:tab/>bx,0</text:p>
      <text:p text:style-name="P1"><text:s/>000B <text:s/>BA 0000<text:tab/><text:tab/><text:tab/><text:tab/>mov<text:tab/>dx,0</text:p>
      <text:p text:style-name="P1"/>
      <text:p text:style-name="P1"><text:s/>000E <text:s/>B9 0033<text:tab/><text:tab/><text:tab/>parta:<text:tab/>mov<text:tab/>cx,51</text:p>
      <text:p text:style-name="P1"><text:s/>0011 <text:s/>43<text:tab/><text:tab/><text:tab/><text:tab/>inc<text:tab/>bx</text:p>
      <text:p text:style-name="P1"><text:s/>0012 <text:s/>83 FB 19<text:tab/><text:tab/><text:tab/><text:tab/>cmp<text:tab/>bx,25</text:p>
      <text:p text:style-name="P1"><text:s/>0015 <text:s/>77 17<text:tab/><text:tab/><text:tab/><text:tab/>ja<text:tab/>shi</text:p>
      <text:p text:style-name="P1"><text:s/>0017 <text:s/>03 C3<text:tab/><text:tab/><text:tab/>partb:<text:tab/>add<text:tab/>ax,bx</text:p>
      <text:p text:style-name="P1"><text:s/>0019 <text:s/>83 D2 00<text:tab/><text:tab/><text:tab/><text:tab/>adc<text:tab/>dx,0</text:p>
      <text:p text:style-name="P1"><text:s/>001C <text:s/>03 C1<text:tab/><text:tab/><text:tab/><text:tab/>add<text:tab/>ax,cx</text:p>
      <text:p text:style-name="P1"><text:s/>001E <text:s/>83 D2 00<text:tab/><text:tab/><text:tab/><text:tab/>adc<text:tab/>dx,0</text:p>
      <text:p text:style-name="P1"><text:s/>0021 <text:s/>03 C1<text:tab/><text:tab/><text:tab/><text:tab/>add<text:tab/>ax,cx</text:p>
      <text:p text:style-name="P1"><text:s/>0023 <text:s/>83 D2 00<text:tab/><text:tab/><text:tab/><text:tab/>adc<text:tab/>dx,0</text:p>
      <text:p text:style-name="P1"><text:s/>0026 <text:s/>41<text:tab/><text:tab/><text:tab/><text:tab/>inc<text:tab/>cx</text:p>
      <text:p text:style-name="P1"><text:s/>0027 <text:s/>83 F9 4B<text:tab/><text:tab/><text:tab/><text:tab/>cmp<text:tab/>cx,75</text:p>
      <text:p text:style-name="P1"><text:s/>002A <text:s/>77 E2<text:tab/><text:tab/><text:tab/><text:tab/>ja<text:tab/>parta</text:p>
      <text:p text:style-name="P1"><text:s/>002C <text:s/>76 E9<text:tab/><text:tab/><text:tab/><text:tab/>jbe<text:tab/>partb<text:tab/></text:p>
      <text:p text:style-name="P1"/>
      <text:p text:style-name="P1"><text:s/>002E <text:s/>86 C4<text:tab/><text:tab/><text:tab/>shi:<text:tab/>xchg<text:tab/>al,ah</text:p>
      <text:p text:style-name="P1"><text:s/>0030 <text:s/>86 D6<text:tab/><text:tab/><text:tab/><text:tab/>xchg<text:tab/>dl,dh</text:p>
      <text:p text:style-name="P1"><text:s/>0032 <text:s/>A3 0002 R<text:tab/><text:tab/><text:tab/>mov<text:tab/>rez+2,ax</text:p>
      <text:p text:style-name="P1"><text:s/>0035 <text:s/>89 16 0000 R<text:tab/><text:tab/><text:tab/>mov<text:tab/>rez,dx</text:p>
      <text:p text:style-name="P1"><text:s/>0039 <text:s/>B8 4C00<text:tab/><text:tab/><text:tab/><text:tab/>mov<text:tab/>ax,4c00h</text:p>
      <text:p text:style-name="P1"><text:s/>003C <text:s/>CD 21<text:tab/><text:tab/><text:tab/><text:tab/>int<text:tab/>21h</text:p>
      <text:p text:style-name="P1"/>
      <text:p text:style-name="P1"><text:s/>003E<text:tab/><text:tab/><text:tab/><text:tab/>main<text:tab/>ENDP</text:p>
      <text:p text:style-name="P1"><text:s/>003E<text:tab/><text:tab/><text:tab/><text:tab/>code<text:tab/>ENDS</text:p>
      <text:p text:style-name="P1"><text:soft-page-break/></text:p>
      <text:p text:style-name="P1"><text:s/>0000<text:tab/><text:tab/><text:tab/><text:tab/>data<text:tab/>SEGMENT</text:p>
      <text:p text:style-name="P1"><text:s/>0000 0000 0000<text:tab/><text:tab/><text:tab/>rez<text:tab/>dw<text:tab/>0,0</text:p>
      <text:p text:style-name="P1"><text:s/>0004<text:tab/><text:tab/><text:tab/><text:tab/>data<text:tab/>ENDS</text:p>
      <text:p text:style-name="P1"/>
      <text:p text:style-name="P1"><text:tab/><text:tab/><text:tab/><text:tab/><text:tab/><text:tab/>END</text:p>
      <text:p text:style-name="P1"/>
      <text:p text:style-name="P1">Microsoft (R) Macro Assembler Version 6.11d<text:tab/><text:tab/> <text:s text:c="3"/>11/05/08 16:02:06</text:p>
      <text:p text:style-name="P1">9_2.asm<text:tab/><text:tab/><text:tab/><text:tab/><text:tab/><text:tab/><text:tab/> <text:s text:c="4"/>Symbols 2 - 1</text:p>
      <text:p text:style-name="P1"/>
      <text:p text:style-name="P1"/>
      <text:p text:style-name="P1"/>
      <text:p text:style-name="P1"/>
      <text:p text:style-name="P1">Segments and Groups:</text:p>
      <text:p text:style-name="P1"/>
      <text:p text:style-name="P1"><text:s text:c="16"/>N a m e <text:s text:c="16"/>Size <text:s text:c="4"/>Length <text:s text:c="2"/>Align <text:s text:c="2"/>Combine Class</text:p>
      <text:p text:style-name="P1"/>
      <text:p text:style-name="P1">code . . . . . . . . . . . . . .<text:tab/>16 Bit<text:tab/> 003E<text:tab/> <text:s/>Para<text:tab/> <text:s/>Private </text:p>
      <text:p text:style-name="P1">data . . . . . . . . . . . . . .<text:tab/>16 Bit<text:tab/> 0004<text:tab/> <text:s/>Para<text:tab/> <text:s/>Private </text:p>
      <text:p text:style-name="P1"/>
      <text:p text:style-name="P1"/>
      <text:p text:style-name="P1">Procedures, <text:s/>parameters and locals:</text:p>
      <text:p text:style-name="P1"/>
      <text:p text:style-name="P1"><text:s text:c="16"/>N a m e <text:s text:c="16"/>Type <text:s text:c="4"/>Value <text:s text:c="3"/>Attr</text:p>
      <text:p text:style-name="P1"/>
      <text:p text:style-name="P1">main . . . . . . . . . . . . . .<text:tab/>P Near<text:tab/> 0000<text:tab/> <text:s/>code<text:tab/>Length= 003E Public</text:p>
      <text:p text:style-name="P1"><text:s text:c="2"/>init . . . . . . . . . . . . .<text:tab/>L Near<text:tab/> 0000<text:tab/> <text:s/>code<text:tab/></text:p>
      <text:p text:style-name="P1"><text:s text:c="2"/>parta <text:s/>. . . . . . . . . . . .<text:tab/>L Near<text:tab/> 000E<text:tab/> <text:s/>code<text:tab/></text:p>
      <text:p text:style-name="P1"><text:s text:c="2"/>partb <text:s/>. . . . . . . . . . . .<text:tab/>L Near<text:tab/> 0017<text:tab/> <text:s/>code<text:tab/></text:p>
      <text:p text:style-name="P1"><text:s text:c="2"/>shi <text:s/>. . . . . . . . . . . . .<text:tab/>L Near<text:tab/> 002E<text:tab/> <text:s/>code<text:tab/></text:p>
      <text:p text:style-name="P1"/>
      <text:p text:style-name="P1"/>
      <text:p text:style-name="P1">Symbols:</text:p>
      <text:p text:style-name="P1"/>
      <text:p text:style-name="P1"><text:s text:c="16"/>N a m e <text:s text:c="16"/>Type <text:s text:c="4"/>Value <text:s text:c="3"/>Attr</text:p>
      <text:p text:style-name="P1"/>
      <text:p text:style-name="P1">rez <text:s/>. . . . . . . . . . . . . .<text:tab/>Word<text:tab/> 0000<text:tab/> <text:s/>data<text:tab/></text:p>
      <text:p text:style-name="P1"/>
      <text:p text:style-name="P1"><text:tab/> <text:s text:c="2"/>0 Warnings</text:p>
      <text:p text:style-name="P1"><text:tab/> <text:s text:c="2"/>0 Error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3.3 Flow Char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.4 Results</text:p>
      <text:p text:style-name="P1"/>
      <text:p text:style-name="P1">Capture file written by TCAP 3.0, TCAP Copyright(c) 1998 Tim Kannel</text:p>
      <text:p text:style-name="P1"/>
      <text:p text:style-name="P1">G:\ELECTR~1\SEMEST~1\243-31~1\LAB9~1\2&gt;debug 9_2.exe</text:p>
      <text:p text:style-name="P1">-d</text:p>
      <text:p text:style-name="P1">0E36:0000 <text:s/>B8 3A 0E 8E D8 B8 00 00-BB 00 00 BA 00 00 B9 33 <text:s text:c="2"/>.:.............3</text:p>
      <text:p text:style-name="P1">0E36:0010 <text:s/>00 43 83 FB 19 77 17 03-C3 83 D2 00 03 C1 83 D2 <text:s text:c="2"/>.C...w..........</text:p>
      <text:p text:style-name="P1">0E36:0020 <text:s/>00 03 C1 83 D2 00 41 83-F9 4B 77 E2 76 E9 86 C4 <text:s text:c="2"/>......A..Kw.v...</text:p>
      <text:p text:style-name="P1">0E36:0030 <text:s/>86 D6 A3 02 00 89 16 00-00 B8 00 4C CD 21 00 00 <text:s text:c="2"/>...........L.!..</text:p>
      <text:p text:style-name="P2"><text:span text:style-name="T2">0E36:0040 <text:s/></text:span><text:span text:style-name="T3">00 00 00 00</text:span><text:span text:style-name="T2"> 74 68 5D 66-69 6C 65 6E 61 6D 65 31 <text:s text:c="2"/>....th]filename1</text:span></text:p>
      <text:p text:style-name="P1">0E36:0050 <text:s/>20 66 69 6C 65 6E 61 6D-65 32 0D 0A 52 45 4E 20 <text:s text:c="3"/>filename2..REN </text:p>
      <text:p text:style-name="P1">0E36:0060 <text:s/>5B 64 72 69 76 65 3A 5D-5B 70 61 74 68 5D 66 69 <text:s text:c="2"/>[drive:][path]fi</text:p>
      <text:p text:style-name="P1">0E36:0070 <text:s/>6C 65 6E 61 6D 65 31 20-66 69 6C 65 6E 61 6D 65 <text:s text:c="2"/>lename1 filename</text:p>
      <text:p text:style-name="P1">-g</text:p>
      <text:p text:style-name="P1"/>
      <text:p text:style-name="P1">Program terminated normally</text:p>
      <text:p text:style-name="P1">-d cs:0</text:p>
      <text:p text:style-name="P1">0E36:0000 <text:s/>B8 3A 0E 8E D8 B8 00 00-BB 00 00 BA 00 00 B9 33 <text:s text:c="2"/>.:.............3</text:p>
      <text:p text:style-name="P1">0E36:0010 <text:s/>00 43 83 FB 19 77 17 03-C3 83 D2 00 03 C1 83 D2 <text:s text:c="2"/>.C...w..........</text:p>
      <text:p text:style-name="P1">0E36:0020 <text:s/>00 03 C1 83 D2 00 41 83-F9 4B 77 E2 76 E9 86 C4 <text:s text:c="2"/>......A..Kw.v...</text:p>
      <text:p text:style-name="P1">0E36:0030 <text:s/>86 D6 A3 02 00 89 16 00-00 B8 00 4C CD 21 00 00 <text:s text:c="2"/>...........L.!..</text:p>
      <text:p text:style-name="P2"><text:span text:style-name="T2">0E36:0040 <text:s/></text:span><text:span text:style-name="T3">00 01 53 5B</text:span><text:span text:style-name="T2"> 74 68 5D 66-69 6C 65 6E 61 6D 65 31 <text:s text:c="2"/>..S[th]filename1</text:span></text:p>
      <text:p text:style-name="P1">0E36:0050 <text:s/>20 66 69 6C 65 6E 61 6D-65 32 0D 0A 52 45 4E 20 <text:s text:c="3"/>filename2..REN </text:p>
      <text:p text:style-name="P1">0E36:0060 <text:s/>5B 64 72 69 76 65 3A 5D-5B 70 61 74 68 5D 66 69 <text:s text:c="2"/>[drive:][path]fi</text:p>
      <text:p text:style-name="P1">0E36:0070 <text:s/>6C 65 6E 61 6D 65 31 20-66 69 6C 65 6E 61 6D 65 <text:s text:c="2"/>lename1 filename</text:p>
      <text:p text:style-name="P1">-q</text:p>
      <text:p text:style-name="P1"/>
      <text:p text:style-name="P1">G:\ELECTR~1\SEMEST~1\243-31~1\LAB9~1\2&gt;tcap/u</text:p>
      <text:p text:style-name="P1"/>
      <text:p text:style-name="P1"/>
      <text:p text:style-name="P1">Final Answer<text:tab/>: 1535Bh</text:p>
      <text:p text:style-name="P1">In Decimal<text:tab/>: 8687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4.0 Step 3 A</text:p>
      <text:p text:style-name="P2">4.1 Source Code</text:p>
      <text:p text:style-name="P1"/>
      <text:p text:style-name="P1">; PROGRAM: 9_3.ASM</text:p>
      <text:p text:style-name="P1">;</text:p>
      <text:p text:style-name="P1">; AUTHOR: Calvin O. Ference</text:p>
      <text:p text:style-name="P1">;</text:p>
      <text:p text:style-name="P1">; DESCRIPTION: <text:s/>Looping and Indexing Ops</text:p>
      <text:p text:style-name="P1">; </text:p>
      <text:p text:style-name="P1">; </text:p>
      <text:p text:style-name="P1"/>
      <text:p text:style-name="P1"><text:s text:c="8"/>ASSUME<text:tab/>cs:code, ds:data</text:p>
      <text:p text:style-name="P1"/>
      <text:p text:style-name="P1">code <text:s text:c="3"/>SEGMENT</text:p>
      <text:p text:style-name="P1">main <text:s text:c="3"/>PROC <text:s text:c="2"/></text:p>
      <text:p text:style-name="P1"/>
      <text:p text:style-name="P1">init:<text:tab/></text:p>
      <text:p text:style-name="P1"><text:tab/>mov<text:tab/>ax,data</text:p>
      <text:p text:style-name="P1"><text:tab/>mov<text:tab/>ds,ax</text:p>
      <text:p text:style-name="P1"><text:tab/>mov<text:tab/>ax,0</text:p>
      <text:p text:style-name="P1"><text:tab/>mov<text:tab/>cx,0</text:p>
      <text:p text:style-name="P1"><text:tab/>mov<text:tab/>dx,0</text:p>
      <text:p text:style-name="P1"><text:tab/>lea<text:tab/>di,mem</text:p>
      <text:p text:style-name="P1"/>
      <text:p text:style-name="P1">parta:<text:tab/>add<text:tab/>ax,[di]</text:p>
      <text:p text:style-name="P1"><text:tab/>adc<text:tab/>dx,0</text:p>
      <text:p text:style-name="P1"><text:tab/>add<text:tab/>di,2</text:p>
      <text:p text:style-name="P1"><text:tab/>cmp<text:tab/>di,39</text:p>
      <text:p text:style-name="P1"><text:tab/>ja<text:tab/>partb</text:p>
      <text:p text:style-name="P1"><text:tab/>jmp<text:tab/>parta</text:p>
      <text:p text:style-name="P1"/>
      <text:p text:style-name="P1">partb:<text:tab/>mov<text:tab/>bx,20</text:p>
      <text:p text:style-name="P1"><text:tab/>div<text:tab/>bx</text:p>
      <text:p text:style-name="P1"/>
      <text:p text:style-name="P1">shi:<text:tab/>xchg<text:tab/>ah,al</text:p>
      <text:p text:style-name="P1"><text:tab/>xchg<text:tab/>dh,dl</text:p>
      <text:p text:style-name="P1"><text:tab/>mov<text:tab/>rez+2,ax</text:p>
      <text:p text:style-name="P1"><text:tab/>mov<text:tab/>rez,dx</text:p>
      <text:p text:style-name="P1"><text:tab/>mov<text:tab/>ax,4c00h</text:p>
      <text:p text:style-name="P1"><text:tab/>int<text:tab/>21h</text:p>
      <text:p text:style-name="P1"/>
      <text:p text:style-name="P1">main<text:tab/>ENDP</text:p>
      <text:p text:style-name="P1">code<text:tab/>ENDS</text:p>
      <text:p text:style-name="P1"/>
      <text:p text:style-name="P1">data<text:tab/>SEGMENT</text:p>
      <text:p text:style-name="P1">mem<text:tab/>dw<text:tab/>100,945,1250,167,888,753,951,459,621,741,963,258,147,852,369,200,365,999,440,350</text:p>
      <text:p text:style-name="P1">rez<text:tab/>dw<text:tab/>0,0</text:p>
      <text:p text:style-name="P1">data<text:tab/>ENDS</text:p>
      <text:p text:style-name="P1"><text:tab/><text:tab/>END</text:p>
      <text:p text:style-name="P2"><text:soft-page-break/>3.2 List File</text:p>
      <text:p text:style-name="P1"/>
      <text:p text:style-name="P1">Microsoft (R) Macro Assembler Version 6.11d<text:tab/><text:tab/> <text:s text:c="3"/>11/11/08 17:10:21</text:p>
      <text:p text:style-name="P1">9_3.asm<text:tab/><text:tab/><text:tab/><text:tab/><text:tab/><text:tab/><text:tab/> <text:s text:c="4"/>Page 1 - 1</text:p>
      <text:p text:style-name="P1"/>
      <text:p text:style-name="P1"/>
      <text:p text:style-name="P1"><text:tab/><text:tab/><text:tab/><text:tab/>; PROGRAM: 9_3.ASM</text:p>
      <text:p text:style-name="P1"><text:tab/><text:tab/><text:tab/><text:tab/>;</text:p>
      <text:p text:style-name="P1"><text:tab/><text:tab/><text:tab/><text:tab/>; AUTHOR: Calvin O. Ference</text:p>
      <text:p text:style-name="P1"><text:tab/><text:tab/><text:tab/><text:tab/>;</text:p>
      <text:p text:style-name="P1"><text:tab/><text:tab/><text:tab/><text:tab/>; DESCRIPTION: <text:s/>Looping and Indexing Ops</text:p>
      <text:p text:style-name="P1"><text:tab/><text:tab/><text:tab/><text:tab/>; </text:p>
      <text:p text:style-name="P1"><text:tab/><text:tab/><text:tab/><text:tab/>; </text:p>
      <text:p text:style-name="P1"/>
      <text:p text:style-name="P1"><text:tab/><text:tab/><text:tab/><text:tab/> <text:s text:c="7"/>ASSUME<text:tab/>cs:code, ds:data</text:p>
      <text:p text:style-name="P1"/>
      <text:p text:style-name="P1"><text:s/>0000<text:tab/><text:tab/><text:tab/><text:tab/>code <text:s text:c="3"/>SEGMENT</text:p>
      <text:p text:style-name="P1"><text:s/>0000<text:tab/><text:tab/><text:tab/><text:tab/>main <text:s text:c="3"/>PROC <text:s text:c="2"/></text:p>
      <text:p text:style-name="P1"/>
      <text:p text:style-name="P1"><text:s/>0000<text:tab/><text:tab/><text:tab/><text:tab/>init:<text:tab/></text:p>
      <text:p text:style-name="P1"><text:s/>0000 <text:s/>B8 ---- R<text:tab/><text:tab/><text:tab/>mov<text:tab/>ax,data</text:p>
      <text:p text:style-name="P1"><text:s/>0003 <text:s/>8E D8<text:tab/><text:tab/><text:tab/><text:tab/>mov<text:tab/>ds,ax</text:p>
      <text:p text:style-name="P1"><text:s/>0005 <text:s/>B8 0000<text:tab/><text:tab/><text:tab/><text:tab/>mov<text:tab/>ax,0</text:p>
      <text:p text:style-name="P1"><text:s/>0008 <text:s/>B9 0000<text:tab/><text:tab/><text:tab/><text:tab/>mov<text:tab/>cx,0</text:p>
      <text:p text:style-name="P1"><text:s/>000B <text:s/>BA 0000<text:tab/><text:tab/><text:tab/><text:tab/>mov<text:tab/>dx,0</text:p>
      <text:p text:style-name="P1"><text:s/>000E <text:s/>8D 3E 0000 R<text:tab/><text:tab/><text:tab/>lea<text:tab/>di,mem</text:p>
      <text:p text:style-name="P1"/>
      <text:p text:style-name="P1"><text:s/>0012 <text:s/>03 05<text:tab/><text:tab/><text:tab/>parta:<text:tab/>add<text:tab/>ax,[di]</text:p>
      <text:p text:style-name="P1"><text:s/>0014 <text:s/>83 D2 00<text:tab/><text:tab/><text:tab/><text:tab/>adc<text:tab/>dx,0</text:p>
      <text:p text:style-name="P1"><text:s/>0017 <text:s/>83 C7 02<text:tab/><text:tab/><text:tab/><text:tab/>add<text:tab/>di,2</text:p>
      <text:p text:style-name="P1"><text:s/>001A <text:s/>83 FF 27<text:tab/><text:tab/><text:tab/><text:tab/>cmp<text:tab/>di,39</text:p>
      <text:p text:style-name="P1"><text:s/>001D <text:s/>77 02<text:tab/><text:tab/><text:tab/><text:tab/>ja<text:tab/>partb</text:p>
      <text:p text:style-name="P1"><text:s/>001F <text:s/>EB F1<text:tab/><text:tab/><text:tab/><text:tab/>jmp<text:tab/>parta</text:p>
      <text:p text:style-name="P1"/>
      <text:p text:style-name="P1"><text:s/>0021 <text:s/>BB 0014<text:tab/><text:tab/><text:tab/>partb:<text:tab/>mov<text:tab/>bx,20</text:p>
      <text:p text:style-name="P1"><text:s/>0024 <text:s/>F7 F3<text:tab/><text:tab/><text:tab/><text:tab/>div<text:tab/>bx</text:p>
      <text:p text:style-name="P1"/>
      <text:p text:style-name="P1"><text:s/>0026 <text:s/>86 E0<text:tab/><text:tab/><text:tab/>shi:<text:tab/>xchg<text:tab/>ah,al</text:p>
      <text:p text:style-name="P1"><text:s/>0028 <text:s/>86 F2<text:tab/><text:tab/><text:tab/><text:tab/>xchg<text:tab/>dh,dl</text:p>
      <text:p text:style-name="P1"><text:s/>002A <text:s/>A3 002A R<text:tab/><text:tab/><text:tab/>mov<text:tab/>rez+2,ax</text:p>
      <text:p text:style-name="P1"><text:s/>002D <text:s/>89 16 0028 R<text:tab/><text:tab/><text:tab/>mov<text:tab/>rez,dx</text:p>
      <text:p text:style-name="P1"><text:s/>0031 <text:s/>B8 4C00<text:tab/><text:tab/><text:tab/><text:tab/>mov<text:tab/>ax,4c00h</text:p>
      <text:p text:style-name="P1"><text:s/>0034 <text:s/>CD 21<text:tab/><text:tab/><text:tab/><text:tab/>int<text:tab/>21h</text:p>
      <text:p text:style-name="P1"/>
      <text:p text:style-name="P1"><text:s/>0036<text:tab/><text:tab/><text:tab/><text:tab/>main<text:tab/>ENDP</text:p>
      <text:p text:style-name="P1"><text:s/>0036<text:tab/><text:tab/><text:tab/><text:tab/>code<text:tab/>ENDS</text:p>
      <text:p text:style-name="P1"/>
      <text:p text:style-name="P1"><text:s/>0000<text:tab/><text:tab/><text:tab/><text:tab/>data<text:tab/>SEGMENT</text:p>
      <text:p text:style-name="P2"><text:span text:style-name="T2"><text:s/>0000 0064 03B1 04E2 00A7<text:tab/>mem<text:tab/>dw</text:span><text:soft-page-break/><text:span text:style-name="T2"><text:tab/>100,945,1250,167,888,753,951,459,621,741,963,258,147,852,369,200,365,999,440,350</text:span></text:p>
      <text:p text:style-name="P1"><text:s text:c="7"/>0378 02F1 03B7</text:p>
      <text:p text:style-name="P1"><text:s text:c="7"/>01CB 026D 02E5</text:p>
      <text:p text:style-name="P1"><text:s text:c="7"/>03C3 0102 0093</text:p>
      <text:p text:style-name="P1"><text:s text:c="7"/>0354 0171 00C8</text:p>
      <text:p text:style-name="P1"><text:s text:c="7"/>016D 03E7 01B8</text:p>
      <text:p text:style-name="P1"><text:s text:c="7"/>015E</text:p>
      <text:p text:style-name="P1"><text:s/>0028 0000 0000<text:tab/><text:tab/><text:tab/>rez<text:tab/>dw<text:tab/>0,0</text:p>
      <text:p text:style-name="P1"><text:s/>002C<text:tab/><text:tab/><text:tab/><text:tab/>data<text:tab/>ENDS</text:p>
      <text:p text:style-name="P1"/>
      <text:p text:style-name="P1"><text:tab/><text:tab/><text:tab/><text:tab/><text:tab/><text:tab/>END</text:p>
      <text:p text:style-name="P1"/>
      <text:p text:style-name="P1">Microsoft (R) Macro Assembler Version 6.11d<text:tab/><text:tab/> <text:s text:c="3"/>11/11/08 17:10:21</text:p>
      <text:p text:style-name="P1">9_3.asm<text:tab/><text:tab/><text:tab/><text:tab/><text:tab/><text:tab/><text:tab/> <text:s text:c="4"/>Symbols 2 - 1</text:p>
      <text:p text:style-name="P1"/>
      <text:p text:style-name="P1"/>
      <text:p text:style-name="P1"/>
      <text:p text:style-name="P1"/>
      <text:p text:style-name="P1">Segments and Groups:</text:p>
      <text:p text:style-name="P1"/>
      <text:p text:style-name="P1"><text:s text:c="16"/>N a m e <text:s text:c="16"/>Size <text:s text:c="4"/>Length <text:s text:c="2"/>Align <text:s text:c="2"/>Combine Class</text:p>
      <text:p text:style-name="P1"/>
      <text:p text:style-name="P1">code . . . . . . . . . . . . . .<text:tab/>16 Bit<text:tab/> 0036<text:tab/> <text:s/>Para<text:tab/> <text:s/>Private </text:p>
      <text:p text:style-name="P1">data . . . . . . . . . . . . . .<text:tab/>16 Bit<text:tab/> 002C<text:tab/> <text:s/>Para<text:tab/> <text:s/>Private </text:p>
      <text:p text:style-name="P1"/>
      <text:p text:style-name="P1"/>
      <text:p text:style-name="P1">Procedures, <text:s/>parameters and locals:</text:p>
      <text:p text:style-name="P1"/>
      <text:p text:style-name="P1"><text:s text:c="16"/>N a m e <text:s text:c="16"/>Type <text:s text:c="4"/>Value <text:s text:c="3"/>Attr</text:p>
      <text:p text:style-name="P1"/>
      <text:p text:style-name="P1">main . . . . . . . . . . . . . .<text:tab/>P Near<text:tab/> 0000<text:tab/> <text:s/>code<text:tab/>Length= 0036 Public</text:p>
      <text:p text:style-name="P1"><text:s text:c="2"/>init . . . . . . . . . . . . .<text:tab/>L Near<text:tab/> 0000<text:tab/> <text:s/>code<text:tab/></text:p>
      <text:p text:style-name="P1"><text:s text:c="2"/>parta <text:s/>. . . . . . . . . . . .<text:tab/>L Near<text:tab/> 0012<text:tab/> <text:s/>code<text:tab/></text:p>
      <text:p text:style-name="P1"><text:s text:c="2"/>partb <text:s/>. . . . . . . . . . . .<text:tab/>L Near<text:tab/> 0021<text:tab/> <text:s/>code<text:tab/></text:p>
      <text:p text:style-name="P1"><text:s text:c="2"/>shi <text:s/>. . . . . . . . . . . . .<text:tab/>L Near<text:tab/> 0026<text:tab/> <text:s/>code<text:tab/></text:p>
      <text:p text:style-name="P1"/>
      <text:p text:style-name="P1"/>
      <text:p text:style-name="P1">Symbols:</text:p>
      <text:p text:style-name="P1"/>
      <text:p text:style-name="P1"><text:s text:c="16"/>N a m e <text:s text:c="16"/>Type <text:s text:c="4"/>Value <text:s text:c="3"/>Attr</text:p>
      <text:p text:style-name="P1"/>
      <text:p text:style-name="P1">mem <text:s/>. . . . . . . . . . . . . .<text:tab/>Word<text:tab/> 0000<text:tab/> <text:s/>data<text:tab/></text:p>
      <text:p text:style-name="P1">rez <text:s/>. . . . . . . . . . . . . .<text:tab/>Word<text:tab/> 0028<text:tab/> <text:s/>data<text:tab/></text:p>
      <text:p text:style-name="P1"/>
      <text:p text:style-name="P1"><text:tab/> <text:s text:c="2"/>0 Warnings</text:p>
      <text:p text:style-name="P1"><text:tab/> <text:s text:c="2"/>0 Errors</text:p>
      <text:p text:style-name="P1"/>
      <text:p text:style-name="P1"/>
      <text:p text:style-name="P1"/>
      <text:p text:style-name="P2"><text:soft-page-break/>4.3 Flow Char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4.4 Results</text:p>
      <text:p text:style-name="P1"/>
      <text:p text:style-name="P1">Capture file written by TCAP 3.0, TCAP Copyright(c) 1998 Tim Kannel</text:p>
      <text:p text:style-name="P1"/>
      <text:p text:style-name="P1">G:\ELECTR~1\SEMEST~1\243-31~1\LAB9~1\3&gt;debug 9_3.exe</text:p>
      <text:p text:style-name="P1">-d</text:p>
      <text:p text:style-name="P1">1621:0000 <text:s/>B8 25 16 8E D8 B8 00 00-B9 00 00 BA 00 00 8D 3E <text:s text:c="2"/>.%.............&gt;</text:p>
      <text:p text:style-name="P1">1621:0010 <text:s/>00 00 03 05 83 D2 00 83-C7 02 83 FF 27 77 02 EB <text:s text:c="2"/>............'w..</text:p>
      <text:p text:style-name="P1">1621:0020 <text:s/>F1 BB 14 00 F7 F3 86 E0-86 F2 A3 2A 00 89 16 28 <text:s text:c="2"/>...........*...(</text:p>
      <text:p text:style-name="P1">1621:0030 <text:s/>00 B8 00 4C CD 21 00 00-00 00 00 00 00 00 00 00 <text:s text:c="2"/>...L.!..........</text:p>
      <text:p text:style-name="P1">1621:0040 <text:s/>64 00 B1 03 E2 04 A7 00-78 03 F1 02 B7 03 CB 01 <text:s text:c="2"/>d.......x.......</text:p>
      <text:p text:style-name="P1">1621:0050 <text:s/>6D 02 E5 02 C3 03 02 01-93 00 54 03 71 01 C8 00 <text:s text:c="2"/>m.........T.q...</text:p>
      <text:p text:style-name="P2"><text:span text:style-name="T2">1621:0060 <text:s/>6D 01 E7 03 B8 01 5E 01-</text:span><text:span text:style-name="T3">00 00 00 00</text:span><text:span text:style-name="T2"> 00 00 00 00 <text:s text:c="2"/>m.....^.........</text:span></text:p>
      <text:p text:style-name="P1">1621:0070 <text:s/>00 00 00 00 00 00 00 00-00 00 00 00 00 00 00 00 <text:s text:c="2"/>................</text:p>
      <text:p text:style-name="P1">-g</text:p>
      <text:p text:style-name="P1"/>
      <text:p text:style-name="P1">Program terminated normally</text:p>
      <text:p text:style-name="P1">-d cs:0</text:p>
      <text:p text:style-name="P1">1621:0000 <text:s/>B8 25 16 8E D8 B8 00 00-B9 00 00 BA 00 00 8D 3E <text:s text:c="2"/>.%.............&gt;</text:p>
      <text:p text:style-name="P1">1621:0010 <text:s/>00 00 03 05 83 D2 00 83-C7 02 83 FF 27 77 02 EB <text:s text:c="2"/>............'w..</text:p>
      <text:p text:style-name="P1">1621:0020 <text:s/>F1 BB 14 00 F7 F3 86 E0-86 F2 A3 2A 00 89 16 28 <text:s text:c="2"/>...........*...(</text:p>
      <text:p text:style-name="P1">1621:0030 <text:s/>00 B8 00 4C CD 21 00 00-00 00 00 00 00 00 00 00 <text:s text:c="2"/>...L.!..........</text:p>
      <text:p text:style-name="P1">1621:0040 <text:s/>64 00 B1 03 E2 04 A7 00-78 03 F1 02 B7 03 CB 01 <text:s text:c="2"/>d.......x.......</text:p>
      <text:p text:style-name="P1">1621:0050 <text:s/>6D 02 E5 02 C3 03 02 01-93 00 54 03 71 01 C8 00 <text:s text:c="2"/>m.........T.q...</text:p>
      <text:p text:style-name="P2"><text:span text:style-name="T2">1621:0060 <text:s/>6D 01 E7 03 B8 01 5E 01-</text:span><text:span text:style-name="T3">00 12 02 4E</text:span><text:span text:style-name="T2"> 00 00 00 00 <text:s text:c="2"/>m.....^....N....</text:span></text:p>
      <text:p text:style-name="P1">1621:0070 <text:s/>00 00 00 00 00 00 00 00-00 00 00 00 00 00 00 00 <text:s text:c="2"/>................</text:p>
      <text:p text:style-name="P1">-q</text:p>
      <text:p text:style-name="P1"/>
      <text:p text:style-name="P1">G:\ELECTR~1\SEMEST~1\243-31~1\LAB9~1\3&gt;tcap/u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5. Step 3 B</text:p>
      <text:p text:style-name="P2">5.1 Source Code</text:p>
      <text:p text:style-name="P1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8-02-27T19:19:55</meta:creation-date>
    <dc:date>2008-11-25T18:05:23</dc:date>
    <meta:editing-cycles>13</meta:editing-cycles>
    <meta:editing-duration>PT1H2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7" meta:paragraph-count="409" meta:word-count="2358" meta:character-count="12316"/>
  </office:meta>
</office:document-meta>
</file>